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LY GIVING-ILLUSTRATIONS (8:1-5, 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GODLY GIVING-ILLUSTRATIONS (8:1-5, 9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Macedonian believers (8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Macedonian believers (8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First they surrendered their will to the Savior (8:5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n they sacrificially shared their wealth with the saints (8:1-4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GODLY GIVING-ILLUSTRATIONS (8:1-5, 9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Macedonian believers (8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Lord Jesus Christ (8: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Lord Jesus Christ (8:9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he was (8:9a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at he became (8:9b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Why he did it (8:9c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GODLY GIVING-ILLUSTRATIONS (8:1-5, 9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Macedonian believers (8:1-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Lord Jesus Christ (8:9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2 CORINTHIANS 8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GODLY GIVING-ILLUSTRATIONS (8:1-5, 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GODLY GIVING-INSTRUCTIONS (8:6-8, 10-1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GODLY GIVING-INSTRUCTIONS (8:6-8, 10-15)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Give knowingly (8:6-8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Give willingly (8:10-11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Give realistically (8:12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Give confidently (8:13-15).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2 CORINTHIANS 8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GODLY GIVING-ILLUSTRATIONS (8:1-5, 9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GODLY GIVING-INSTRUCTIONS (8:6-8, 10-15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GODLY GIVING-INDIVIDUALS (8:16-24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GODLY GIVING-INDIVIDUALS (8:16-24):<text:s text:c="1"/></text:span><text:span text:style-name="a569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names of these three men (8:16-19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need for these three men (8:20-24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2 CORINTHIANS 8<text:s text:c="1"/></text:span><text:span text:style-name="a584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GODLY GIVING-ILLUSTRATIONS (8:1-5, 9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GODLY GIVING-INSTRUCTIONS (8:6-8, 10-15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GODLY GIVING-INDIVIDUALS (8:16-24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8 </dc:title>
    <meta:initial-creator>David STRICKLAND</meta:initial-creator>
    <dc:creator>David STRICKLAND</dc:creator>
    <meta:creation-date>2020-02-23T23:09:43Z</meta:creation-date>
    <dc:date>2020-02-23T23:09:43Z</dc:date>
    <meta:template xlink:href="BibleStudy" xlink:type="simple"/>
    <meta:editing-cycles>1</meta:editing-cycles>
    <meta:editing-duration>PT0S</meta:editing-duration>
    <meta:document-statistic meta:paragraph-count="36" meta:word-count="247"/>
  </office:meta>
</office:document-meta>
</file>